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cm" fo:min-width="14cm"/>
    </style:style>
    <style:style style:name="gr2" style:family="graphic" style:parent-style-name="standard">
      <style:graphic-properties svg:stroke-color="#ffffff" draw:fill="none" draw:textarea-horizontal-align="justify" draw:textarea-vertical-align="middle" draw:auto-grow-height="false" fo:min-height="0.75cm" fo:min-width="1.6cm"/>
    </style:style>
    <style:style style:name="gr3" style:family="graphic" style:parent-style-name="standard">
      <style:graphic-properties svg:stroke-color="#ffffff" draw:fill="none" draw:textarea-horizontal-align="justify" draw:textarea-vertical-align="middle" draw:auto-grow-height="false" fo:min-height="0.85cm" fo:min-width="2.6cm"/>
    </style:style>
    <style:style style:name="gr4" style:family="graphic" style:parent-style-name="standard">
      <style:graphic-properties svg:stroke-color="#ffffff" draw:fill="none" draw:opacity="100%" draw:opacity-name="" draw:textarea-horizontal-align="justify" draw:textarea-vertical-align="middle" draw:auto-grow-height="false" fo:min-height="0.75cm" fo:min-width="1.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65cm" fo:min-width="2.1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75cm" fo:min-width="1.9cm"/>
    </style:style>
    <style:style style:name="gr9" style:family="graphic" style:parent-style-name="standard">
      <style:graphic-properties svg:stroke-color="#ffffff" draw:fill="none" draw:textarea-horizontal-align="justify" draw:textarea-vertical-align="middle" draw:auto-grow-height="false" fo:min-height="0.95cm" fo:min-width="17.1cm"/>
    </style:style>
    <style:style style:name="gr10" style:family="graphic" style:parent-style-name="standard">
      <style:graphic-properties svg:stroke-color="#ffffff" draw:fill="none" draw:textarea-horizontal-align="justify" draw:textarea-vertical-align="middle" draw:auto-grow-height="false" fo:min-height="0.95cm" fo:min-width="3.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5cm" svg:height="0.9cm" svg:x="2.5cm" svg:y="7.7cm">
          <text:p text:style-name="P1">buff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cm" svg:height="1cm" svg:x="1.6cm" svg:y="10cm">
          <text:p text:style-name="P1">buf_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cm" svg:height="1.1cm" svg:x="6.3cm" svg:y="9.9cm">
          <text:p text:style-name="P1">buf_index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cm" svg:height="1cm" svg:x="16.3cm" svg:y="9.9cm">
          <text:p text:style-name="P1">buf_len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5cm" svg:y1="10cm" svg:x2="2.5cm" svg:y2="8.6cm">
          <text:p/>
        </draw:line>
        <draw:line draw:style-name="gr5" draw:text-style-name="P2" draw:layer="layout" svg:x1="17cm" svg:y1="9.9cm" svg:x2="17cm" svg:y2="8.6cm">
          <text:p/>
        </draw:line>
        <draw:line draw:style-name="gr5" draw:text-style-name="P2" draw:layer="layout" svg:x1="7.4cm" svg:y1="9.9cm" svg:x2="7.4cm" svg:y2="8.6cm">
          <text:p/>
        </draw:line>
        <draw:path draw:style-name="gr6" draw:text-style-name="P2" draw:layer="layout" svg:width="8.209cm" svg:height="11.981cm" draw:transform="skewX (-7.57457741295295E-017) rotate (0.982794901798007) translate (2.45384655274063cm 7.36923111372973cm)" svg:viewBox="0 0 8210 11982" svg:d="M0 55c361 0 444-55 444-55l2440 3661-138 333h360l5104 7655-139 333">
          <text:p/>
        </draw:path>
        <draw:custom-shape draw:style-name="gr7" draw:text-style-name="P2" draw:layer="layout" svg:width="2.6cm" svg:height="0.9cm" svg:x="3.6cm" svg:y="5.8cm">
          <text:p text:style-name="P1">已播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4cm" svg:height="1cm" svg:x="10.7cm" svg:y="5.7cm">
          <text:p text:style-name="P1">未播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7.6cm" svg:height="1.2cm" svg:x="1.6cm" svg:y="12.3cm">
          <text:p text:style-name="P1">每次解码一个packet放到buffer中，并把buf_index重置为0,</text:p>
          <text:p text:style-name="P1">所以，通过buf_index和每秒播放字节可以计算已播长度。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9cm" svg:height="1.2cm" svg:x="1.3cm" svg:y="3.6cm">
          <text:p text:style-name="P1">audio_clock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5cm" svg:y1="4.8cm" svg:x2="2.5cm" svg:y2="7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9T08:38:40.220571336</meta:creation-date>
    <dc:date>2016-10-09T09:15:29.414549918</dc:date>
    <meta:editing-duration>PT20M37S</meta:editing-duration>
    <meta:editing-cycles>2</meta:editing-cycles>
    <meta:generator>LibreOffice/5.0.3.2$Linux_X86_64 LibreOffice_project/e5f16313668ac592c1bfb310f4390624e3dbfb75</meta:generator>
    <meta:document-statistic meta:object-count="13"/>
  </office:meta>
</office:document-meta>
</file>